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685cm" svg:height="9.003cm" svg:x="1cm" svg:y="3.42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16:47:38.817810040</meta:creation-date>
    <dc:date>2021-04-08T20:17:28.164054032</dc:date>
    <meta:editing-duration>PT18M33S</meta:editing-duration>
    <meta:editing-cycles>3</meta:editing-cycles>
    <meta:generator>LibreOffice/6.4.6.2$Linux_X86_64 LibreOffice_project/40$Build-2</meta:generator>
    <meta:document-statistic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686cm" svg:height="9.004cm" xlink:href="." xlink:type="simple" chart:class="chart:line" chart:style-name="ch1">
        <chart:title svg:x="7.207cm" svg:y="0.316cm" chart:style-name="ch2">
          <text:p>Merjenje Časa Algoritmov</text:p>
        </chart:title>
        <chart:subtitle svg:x="7.735cm" svg:y="1.275cm" chart:style-name="ch3">
          <text:p>Quick Sort, Bubble Sort</text:p>
        </chart:subtitle>
        <chart:legend chart:legend-position="end" svg:x="13.537cm" svg:y="2.957cm" style:legend-expansion="custom" chartooo:width="6.148cm" chartooo:height="3.089cm" style:legend-expansion-aspect-ratio="1.99028811913241" chart:style-name="ch4"/>
        <chart:plot-area chart:style-name="ch5" chart:data-source-has-labels="both" svg:x="2.036cm" svg:y="2.138cm" svg:width="11.652cm" svg:height="5.7cm">
          <chartooo:coordinate-region svg:x="3.769cm" svg:y="2.337cm" svg:width="9.454cm" svg:height="4.854cm"/>
          <chart:axis chart:dimension="x" chart:name="primary-x" chart:style-name="ch6" chartooo:axis-type="auto">
            <chartooo:date-scale/>
            <chart:title svg:x="6.23cm" svg:y="8.018cm" chart:style-name="ch7">
              <text:p>Dolžina zaporedja - N</text:p>
            </chart:title>
            <chart:categories table:cell-range-address="local-table.$A$2:.$A$6"/>
            <chart:grid chart:style-name="ch8" chart:class="major"/>
          </chart:axis>
          <chart:axis chart:dimension="y" chart:name="primary-y" chart:style-name="ch9">
            <chart:title svg:x="1.083cm" svg:y="5.654cm" chart:style-name="ch10">
              <text:p>Čas (μs)</text:p>
            </chart:title>
            <chart:grid chart:style-name="ch8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G$2:.$G$6" chart:label-cell-address="local-table.$G$1" chart:class="chart:line">
            <chart:data-point chart:repeated="5"/>
          </chart:series>
          <chart:series chart:style-name="ch13" chart:values-cell-range-address="local-table.$C$2:.$C$6" chart:label-cell-address="local-table.$C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series chart:style-name="ch16" chart:values-cell-range-address="local-table.$D$2:.$D$6" chart:label-cell-address="local-table.$D$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nakljucno</text:p>
              </table:table-cell>
              <table:table-cell office:value-type="string">
                <text:p>QS nakljucno b. mediane</text:p>
              </table:table-cell>
              <table:table-cell office:value-type="string">
                <text:p>QS narascajoce mediana</text:p>
              </table:table-cell>
              <table:table-cell office:value-type="string">
                <text:p>QS nakljucno mediana</text:p>
              </table:table-cell>
              <table:table-cell office:value-type="string">
                <text:p>QS narascajoce b. mediane</text:p>
              </table:table-cell>
              <table:table-cell office:value-type="string">
                <text:p>Bubble narascajoce</text:p>
              </table:table-cell>
            </table:table-row>
          </table:table-header-rows>
          <table:table-rows>
            <table:table-row>
              <table:table-cell office:value-type="string">
                <text:p>10000</text:p>
              </table:table-cell>
              <table:table-cell office:value-type="float" office:value="789041">
                <text:p>789041</text:p>
              </table:table-cell>
              <table:table-cell office:value-type="float" office:value="5899">
                <text:p>5899</text:p>
              </table:table-cell>
              <table:table-cell office:value-type="float" office:value="1781">
                <text:p>1781</text:p>
              </table:table-cell>
              <table:table-cell office:value-type="float" office:value="5934">
                <text:p>5934</text:p>
              </table:table-cell>
              <table:table-cell office:value-type="float" office:value="146174">
                <text:p>146174</text:p>
              </table:table-cell>
              <table:table-cell office:value-type="float" office:value="284325">
                <text:p>284325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3181845">
                <text:p>3181845</text:p>
              </table:table-cell>
              <table:table-cell office:value-type="float" office:value="11582">
                <text:p>11582</text:p>
              </table:table-cell>
              <table:table-cell office:value-type="float" office:value="3495">
                <text:p>3495</text:p>
              </table:table-cell>
              <table:table-cell office:value-type="float" office:value="12254">
                <text:p>12254</text:p>
              </table:table-cell>
              <table:table-cell office:value-type="float" office:value="482976">
                <text:p>482976</text:p>
              </table:table-cell>
              <table:table-cell office:value-type="float" office:value="1047916">
                <text:p>1047916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7019681">
                <text:p>7019681</text:p>
              </table:table-cell>
              <table:table-cell office:value-type="float" office:value="17905">
                <text:p>17905</text:p>
              </table:table-cell>
              <table:table-cell office:value-type="float" office:value="5284">
                <text:p>5284</text:p>
              </table:table-cell>
              <table:table-cell office:value-type="float" office:value="18824">
                <text:p>18824</text:p>
              </table:table-cell>
              <table:table-cell office:value-type="float" office:value="1046129">
                <text:p>1046129</text:p>
              </table:table-cell>
              <table:table-cell office:value-type="float" office:value="2296614">
                <text:p>2296614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12364984">
                <text:p>12364984</text:p>
              </table:table-cell>
              <table:table-cell office:value-type="float" office:value="23623">
                <text:p>23623</text:p>
              </table:table-cell>
              <table:table-cell office:value-type="float" office:value="7275">
                <text:p>7275</text:p>
              </table:table-cell>
              <table:table-cell office:value-type="float" office:value="26293">
                <text:p>26293</text:p>
              </table:table-cell>
              <table:table-cell office:value-type="float" office:value="1835597">
                <text:p>1835597</text:p>
              </table:table-cell>
              <table:table-cell office:value-type="float" office:value="4134602">
                <text:p>4134602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19986201">
                <text:p>19986201</text:p>
              </table:table-cell>
              <table:table-cell office:value-type="float" office:value="33199">
                <text:p>33199</text:p>
              </table:table-cell>
              <table:table-cell office:value-type="float" office:value="9841">
                <text:p>9841</text:p>
              </table:table-cell>
              <table:table-cell office:value-type="float" office:value="31515">
                <text:p>31515</text:p>
              </table:table-cell>
              <table:table-cell office:value-type="float" office:value="2855620">
                <text:p>2855620</text:p>
              </table:table-cell>
              <table:table-cell office:value-type="float" office:value="6401484">
                <text:p>6401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